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list-style-name="L1"/>
    <style:style style:name="T1" style:family="text">
      <style:text-properties style:font-name="Times New Roman" fo:font-size="12pt"/>
    </style:style>
    <text:list-style style:name="L1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-7.58 Implement an experiment, using techniques similar to those in section 4.1 to test the efficiency of n successive calls to the add method of an ArrayList, for various n, under each of the following scenarios:</text:p>
      <text:list xml:id="list4228635046" text:style-name="L1">
        <text:list-item>
          <text:p text:style-name="Text_20_body">Each add takes place at index 0. </text:p>
        </text:list-item>
        <text:list-item>
          <text:p text:style-name="Text_20_body">Each add takes place at index size( ) /2. </text:p>
        </text:list-item>
        <text:list-item>
          <text:p text:style-name="Text_20_body">Each add takes place at index size( ). </text:p>
        </text:list-item>
      </text:list>
      <text:p text:style-name="Text_20_body">Analyze your empirical result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Guarco</meta:initial-creator>
    <meta:creation-date>2020-11-03T10:12:01.262923001</meta:creation-date>
    <meta:generator>LibreOffice/7.0.3.1$Linux_X86_64 LibreOffice_project/00$Build-1</meta:generator>
    <dc:date>2020-11-03T10:12:33.284395491</dc:date>
    <dc:creator>Kyle Guarco</dc:creator>
    <meta:editing-duration>PT32S</meta:editing-duration>
    <meta:editing-cycles>2</meta:editing-cycles>
    <meta:document-statistic meta:table-count="0" meta:image-count="0" meta:object-count="0" meta:page-count="1" meta:paragraph-count="5" meta:word-count="67" meta:character-count="365" meta:non-whitespace-character-count="303"/>
  </office:meta>
</office:document-meta>
</file>